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Garamond" svg:font-family="Garamond" style:font-family-generic="roman"/>
    <style:font-face style:name="Garamond1" svg:font-family="Garamond" style:font-adornments="Bold" style:font-family-generic="roman" style:font-pitch="variable"/>
    <style:font-face style:name="Liberation Mono" svg:font-family="'Liberation Mono'" style:font-family-generic="modern" style:font-pitch="fixed"/>
    <style:font-face style:name="Malgun Gothic" svg:font-family="'Malgun Gothic'" style:font-family-generic="swiss"/>
    <style:font-face style:name="Malgun Gothic1" svg:font-family="'Malgun Gothic'" style:font-adornments="Regular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cm" fo:margin-bottom="0.21cm" style:contextual-spacing="false"/>
      <style:text-properties fo:font-size="14pt" style:font-size-asian="14pt" style:font-size-complex="14pt"/>
    </style:style>
    <style:style style:name="P2" style:family="paragraph" style:parent-style-name="Code">
      <style:text-properties fo:language="zxx" fo:country="none" officeooo:paragraph-rsid="00681860" style:language-asian="zxx" style:country-asian="none" style:language-complex="zxx" style:country-complex="none"/>
    </style:style>
    <style:style style:name="P3" style:family="paragraph" style:parent-style-name="Code" style:master-page-name="">
      <loext:graphic-properties draw:fill="none"/>
      <style:paragraph-properties fo:margin-left="1.7cm" fo:margin-right="2.101cm" fo:margin-top="0cm" fo:margin-bottom="0.199cm" style:contextual-spacing="false" fo:line-height="120%" fo:text-indent="-1.7cm" style:auto-text-indent="false" style:page-number="auto" fo:background-color="transparent">
        <style:tab-stops>
          <style:tab-stop style:position="3cm"/>
          <style:tab-stop style:position="3.701cm"/>
        </style:tab-stops>
      </style:paragraph-properties>
      <style:text-properties fo:language="zxx" fo:country="none" officeooo:paragraph-rsid="006126d8" style:language-asian="zxx" style:country-asian="none" style:language-complex="zxx" style:country-complex="none"/>
    </style:style>
    <style:style style:name="P4" style:family="paragraph" style:parent-style-name="Code">
      <style:text-properties fo:language="zxx" fo:country="none" officeooo:paragraph-rsid="0039e657" style:language-asian="zxx" style:country-asian="none" style:language-complex="zxx" style:country-complex="none"/>
    </style:style>
    <style:style style:name="P5" style:family="paragraph" style:parent-style-name="Standard">
      <style:paragraph-properties>
        <style:tab-stops>
          <style:tab-stop style:position="3.004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3.004cm"/>
        </style:tab-stops>
      </style:paragraph-properties>
      <style:text-properties officeooo:paragraph-rsid="002cb6d5"/>
    </style:style>
    <style:style style:name="P7" style:family="paragraph" style:parent-style-name="Code">
      <style:paragraph-properties>
        <style:tab-stops>
          <style:tab-stop style:position="3.004cm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3.004cm"/>
        </style:tab-stops>
      </style:paragraph-properties>
      <style:text-properties officeooo:paragraph-rsid="0091d1df"/>
    </style:style>
    <style:style style:name="P9" style:family="paragraph" style:parent-style-name="Standard">
      <style:paragraph-properties>
        <style:tab-stops>
          <style:tab-stop style:position="3.004cm"/>
        </style:tab-stops>
      </style:paragraph-properties>
      <style:text-properties officeooo:rsid="001a9129" officeooo:paragraph-rsid="0090e4c5"/>
    </style:style>
    <style:style style:name="P10" style:family="paragraph" style:parent-style-name="Standard">
      <style:paragraph-properties>
        <style:tab-stops>
          <style:tab-stop style:position="3.004cm"/>
        </style:tab-stops>
      </style:paragraph-properties>
      <style:text-properties officeooo:paragraph-rsid="0088cd2b"/>
    </style:style>
    <style:style style:name="P11" style:family="paragraph" style:parent-style-name="Standard" style:master-page-name="">
      <loext:graphic-properties draw:fill="none"/>
      <style:paragraph-properties fo:margin-left="3cm" fo:margin-right="0cm" fo:margin-top="0cm" fo:margin-bottom="0.199cm" style:contextual-spacing="false" fo:line-height="120%" fo:text-indent="-3cm" style:auto-text-indent="false" style:page-number="auto" fo:background-color="transparent">
        <style:tab-stops>
          <style:tab-stop style:position="3.004cm"/>
        </style:tab-stops>
      </style:paragraph-properties>
      <style:text-properties officeooo:paragraph-rsid="008cd6ca"/>
    </style:style>
    <style:style style:name="P12" style:family="paragraph" style:parent-style-name="Code">
      <style:paragraph-properties>
        <style:tab-stops>
          <style:tab-stop style:position="3.004cm"/>
        </style:tab-stops>
      </style:paragraph-properties>
      <style:text-properties officeooo:paragraph-rsid="001c1999"/>
    </style:style>
    <style:style style:name="P13" style:family="paragraph" style:parent-style-name="Standard">
      <style:paragraph-properties>
        <style:tab-stops>
          <style:tab-stop style:position="3.004cm"/>
        </style:tab-stops>
      </style:paragraph-properties>
      <style:text-properties officeooo:paragraph-rsid="008cd6ca"/>
    </style:style>
    <style:style style:name="P14" style:family="paragraph" style:parent-style-name="Code">
      <style:paragraph-properties fo:margin-left="0cm" fo:text-indent="0cm" style:auto-text-indent="false"/>
      <style:text-properties officeooo:paragraph-rsid="00802eb0"/>
    </style:style>
    <style:style style:name="P15" style:family="paragraph" style:parent-style-name="Code">
      <style:paragraph-properties fo:margin-left="0cm" fo:text-indent="0cm" style:auto-text-indent="false"/>
      <style:text-properties officeooo:rsid="001a9129" officeooo:paragraph-rsid="00802eb0"/>
    </style:style>
    <style:style style:name="P16" style:family="paragraph" style:parent-style-name="Code">
      <style:paragraph-properties fo:margin-left="0cm" fo:text-indent="0cm" style:auto-text-indent="false"/>
      <style:text-properties officeooo:rsid="001a9129" officeooo:paragraph-rsid="00837f2f"/>
    </style:style>
    <style:style style:name="P17" style:family="paragraph" style:parent-style-name="Code">
      <style:paragraph-properties fo:margin-left="0cm" fo:text-indent="0cm" style:auto-text-indent="false"/>
      <style:text-properties officeooo:rsid="00802eb0" officeooo:paragraph-rsid="00837f2f"/>
    </style:style>
    <style:style style:name="P18" style:family="paragraph" style:parent-style-name="Standard">
      <style:paragraph-properties fo:margin-left="3cm" fo:text-indent="-3cm" style:auto-text-indent="false">
        <style:tab-stops>
          <style:tab-stop style:position="3.004cm"/>
        </style:tab-stops>
      </style:paragraph-properties>
      <style:text-properties officeooo:paragraph-rsid="0091ee27"/>
    </style:style>
    <style:style style:name="P19" style:family="paragraph" style:parent-style-name="Standard">
      <style:paragraph-properties>
        <style:tab-stops>
          <style:tab-stop style:position="7.408cm"/>
        </style:tab-stops>
      </style:paragraph-properties>
    </style:style>
    <style:style style:name="P20" style:family="paragraph" style:parent-style-name="Standard">
      <style:paragraph-properties>
        <style:tab-stops>
          <style:tab-stop style:position="7.408cm"/>
        </style:tab-stops>
      </style:paragraph-properties>
      <style:text-properties officeooo:paragraph-rsid="003826ff"/>
    </style:style>
    <style:style style:name="P21" style:family="paragraph" style:parent-style-name="Standard" style:master-page-name="">
      <loext:graphic-properties draw:fill="none"/>
      <style:paragraph-properties fo:margin-left="7.8cm" fo:margin-right="0cm" fo:margin-top="0cm" fo:margin-bottom="0.199cm" style:contextual-spacing="false" fo:line-height="120%" fo:text-indent="-7.8cm" style:auto-text-indent="false" style:page-number="auto" fo:background-color="transparent">
        <style:tab-stops>
          <style:tab-stop style:position="-0.39cm"/>
        </style:tab-stops>
      </style:paragraph-properties>
      <style:text-properties officeooo:paragraph-rsid="00687ea3"/>
    </style:style>
    <style:style style:name="P22" style:family="paragraph" style:parent-style-name="Standard" style:master-page-name="">
      <loext:graphic-properties draw:fill="none"/>
      <style:paragraph-properties fo:margin-left="7.8cm" fo:margin-right="0cm" fo:margin-top="0cm" fo:margin-bottom="0.199cm" style:contextual-spacing="false" fo:line-height="120%" fo:text-indent="-7.8cm" style:auto-text-indent="false" style:page-number="auto" fo:background-color="transparent">
        <style:tab-stops>
          <style:tab-stop style:position="-0.39cm"/>
        </style:tab-stops>
      </style:paragraph-properties>
      <style:text-properties officeooo:paragraph-rsid="0069ddaf"/>
    </style:style>
    <style:style style:name="P23" style:family="paragraph" style:parent-style-name="Standard">
      <loext:graphic-properties draw:fill="none"/>
      <style:paragraph-properties fo:margin-left="7.8cm" fo:margin-right="0cm" fo:margin-top="0cm" fo:margin-bottom="0.199cm" style:contextual-spacing="false" fo:line-height="120%" fo:text-indent="-7.8cm" style:auto-text-indent="false" fo:background-color="transparent">
        <style:tab-stops>
          <style:tab-stop style:position="-0.39cm"/>
        </style:tab-stops>
      </style:paragraph-properties>
      <style:text-properties officeooo:paragraph-rsid="0069ddaf"/>
    </style:style>
    <style:style style:name="P24" style:family="paragraph" style:parent-style-name="Standard" style:list-style-name="L1"/>
    <style:style style:name="P25" style:family="paragraph" style:parent-style-name="Standard" style:list-style-name="L1">
      <style:text-properties officeooo:paragraph-rsid="004fe423"/>
    </style:style>
    <style:style style:name="P26" style:family="paragraph" style:parent-style-name="Standard" style:list-style-name="L1">
      <style:text-properties officeooo:rsid="001c1999"/>
    </style:style>
    <style:style style:name="P27" style:family="paragraph" style:parent-style-name="Standard">
      <style:text-properties officeooo:paragraph-rsid="00933647"/>
    </style:style>
    <style:style style:name="P28" style:family="paragraph" style:parent-style-name="Standard">
      <style:text-properties officeooo:rsid="00879439" officeooo:paragraph-rsid="00933647"/>
    </style:style>
    <style:style style:name="P29" style:family="paragraph" style:parent-style-name="Standard">
      <style:text-properties officeooo:paragraph-rsid="002e7bdd"/>
    </style:style>
    <style:style style:name="P30" style:family="paragraph" style:parent-style-name="Standard">
      <style:text-properties officeooo:rsid="003a0d9d" officeooo:paragraph-rsid="003a0d9d"/>
    </style:style>
    <style:style style:name="P31" style:family="paragraph" style:parent-style-name="Standard">
      <style:text-properties officeooo:paragraph-rsid="00161d93"/>
    </style:style>
    <style:style style:name="P32" style:family="paragraph" style:parent-style-name="Example">
      <style:paragraph-properties>
        <style:tab-stops>
          <style:tab-stop style:position="1cm"/>
          <style:tab-stop style:position="3cm"/>
          <style:tab-stop style:position="3.799cm"/>
        </style:tab-stops>
      </style:paragraph-properties>
      <style:text-properties officeooo:rsid="00165b76" officeooo:paragraph-rsid="0024b969"/>
    </style:style>
    <style:style style:name="P33" style:family="paragraph" style:parent-style-name="Hanging_20_indent">
      <style:paragraph-properties fo:margin-left="1.251cm" fo:margin-right="0cm" fo:text-indent="-1.3cm" style:auto-text-indent="false"/>
      <style:text-properties officeooo:rsid="0058e8df" officeooo:paragraph-rsid="0058e8df"/>
    </style:style>
    <style:style style:name="P34" style:family="paragraph" style:parent-style-name="Standard">
      <style:text-properties officeooo:rsid="00165b76" officeooo:paragraph-rsid="00165b76"/>
    </style:style>
    <style:style style:name="P35" style:family="paragraph" style:parent-style-name="Standard" style:list-style-name="L2">
      <style:paragraph-properties fo:margin-left="1.251cm" fo:text-indent="-0.635cm" style:auto-text-indent="false">
        <style:tab-stops>
          <style:tab-stop style:position="0.041cm"/>
        </style:tab-stops>
      </style:paragraph-properties>
      <style:text-properties officeooo:paragraph-rsid="00165b76"/>
    </style:style>
    <style:style style:name="P36" style:family="paragraph" style:parent-style-name="Text_20_body">
      <style:paragraph-properties fo:margin-left="1.251cm" fo:margin-right="0cm" fo:text-indent="0cm" style:auto-text-indent="false">
        <style:tab-stops>
          <style:tab-stop style:position="1.499cm"/>
        </style:tab-stops>
      </style:paragraph-properties>
    </style:style>
    <style:style style:name="P37" style:family="paragraph" style:parent-style-name="Standard" style:list-style-name="L2">
      <style:paragraph-properties fo:margin-left="1.251cm" fo:text-indent="-0.635cm" style:auto-text-indent="false">
        <style:tab-stops>
          <style:tab-stop style:position="0.041cm"/>
        </style:tab-stops>
      </style:paragraph-properties>
      <style:text-properties officeooo:rsid="00165b76" officeooo:paragraph-rsid="00165b76"/>
    </style:style>
    <style:style style:name="P38" style:family="paragraph" style:parent-style-name="Standard">
      <style:paragraph-properties fo:margin-left="0cm" fo:margin-right="0cm" fo:text-indent="0cm" style:auto-text-indent="false">
        <style:tab-stops>
          <style:tab-stop style:position="1.499cm"/>
        </style:tab-stops>
      </style:paragraph-properties>
      <style:text-properties officeooo:paragraph-rsid="0016d3e1"/>
    </style:style>
    <style:style style:name="P39" style:family="paragraph" style:parent-style-name="Heading_20_3">
      <style:text-properties officeooo:paragraph-rsid="00262de3"/>
    </style:style>
    <style:style style:name="P40" style:family="paragraph" style:parent-style-name="Standard">
      <style:paragraph-properties fo:margin-left="1.251cm" fo:margin-right="0cm" fo:text-indent="0cm" style:auto-text-indent="false"/>
    </style:style>
    <style:style style:name="P41" style:family="paragraph" style:parent-style-name="Example">
      <style:paragraph-properties fo:margin-left="1.251cm" fo:text-indent="0cm" style:auto-text-indent="false"/>
    </style:style>
    <style:style style:name="P42" style:family="paragraph" style:parent-style-name="Standard">
      <style:paragraph-properties fo:margin-left="1.251cm" fo:text-indent="0cm" style:auto-text-indent="false"/>
      <style:text-properties officeooo:paragraph-rsid="00191529"/>
    </style:style>
    <style:style style:name="P43" style:family="paragraph" style:parent-style-name="Standard">
      <style:paragraph-properties fo:margin-left="1.251cm" fo:text-indent="0cm" style:auto-text-indent="false"/>
      <style:text-properties officeooo:rsid="00191529" officeooo:paragraph-rsid="00191529"/>
    </style:style>
    <style:style style:name="P44" style:family="paragraph" style:parent-style-name="Standard">
      <style:paragraph-properties fo:margin-left="1.251cm" fo:margin-right="0cm" fo:text-indent="0cm" style:auto-text-indent="false"/>
      <style:text-properties officeooo:paragraph-rsid="0055637b"/>
    </style:style>
    <style:style style:name="P45" style:family="paragraph" style:parent-style-name="Standard">
      <style:paragraph-properties fo:margin-left="1.251cm" fo:text-indent="0cm" style:auto-text-indent="false"/>
      <style:text-properties officeooo:rsid="001a6666" officeooo:paragraph-rsid="001a6666"/>
    </style:style>
    <style:style style:name="P46" style:family="paragraph" style:parent-style-name="Heading_20_3">
      <style:text-properties officeooo:paragraph-rsid="00687ea3"/>
    </style:style>
    <style:style style:name="P47" style:family="paragraph" style:parent-style-name="Text_20_body">
      <style:paragraph-properties fo:margin-left="1.251cm" fo:text-indent="0cm" style:auto-text-indent="false" style:writing-mode="lr-tb" style:writing-mode-automatic="false"/>
      <style:text-properties officeooo:paragraph-rsid="00728937"/>
    </style:style>
    <style:style style:name="P48" style:family="paragraph" style:parent-style-name="Standard">
      <style:paragraph-properties fo:margin-left="1.251cm" fo:text-indent="0cm" style:auto-text-indent="false"/>
      <style:text-properties officeooo:rsid="001dad0c" officeooo:paragraph-rsid="001a9129"/>
    </style:style>
    <style:style style:name="P49" style:family="paragraph" style:parent-style-name="Standard">
      <style:paragraph-properties fo:margin-left="1.251cm" fo:text-indent="0cm" style:auto-text-indent="false"/>
      <style:text-properties officeooo:rsid="001a9129" officeooo:paragraph-rsid="005e0be3"/>
    </style:style>
    <style:style style:name="P50" style:family="paragraph" style:parent-style-name="Standard">
      <style:paragraph-properties fo:margin-left="1.251cm" fo:text-indent="0cm" style:auto-text-indent="false"/>
      <style:text-properties officeooo:rsid="001a9129" officeooo:paragraph-rsid="00262de3"/>
    </style:style>
    <style:style style:name="P51" style:family="paragraph" style:parent-style-name="Standard">
      <style:paragraph-properties fo:margin-left="1.251cm" fo:text-indent="0cm" style:auto-text-indent="false"/>
      <style:text-properties fo:font-style="normal" officeooo:rsid="001dad0c" officeooo:paragraph-rsid="001a9129" style:font-style-asian="normal" style:font-style-complex="normal"/>
    </style:style>
    <style:style style:name="P52" style:family="paragraph" style:parent-style-name="Example">
      <style:paragraph-properties fo:margin-left="2.501cm" fo:margin-right="0cm" fo:text-indent="0cm" style:auto-text-indent="false"/>
      <style:text-properties fo:font-size="12pt" style:font-size-asian="12pt" style:font-size-complex="12pt"/>
    </style:style>
    <style:style style:name="P53" style:family="paragraph" style:parent-style-name="Standard">
      <style:paragraph-properties fo:margin-left="1.251cm" fo:text-indent="0cm" style:auto-text-indent="false"/>
      <style:text-properties officeooo:rsid="001a9129" officeooo:paragraph-rsid="005efbe1"/>
    </style:style>
    <style:style style:name="P54" style:family="paragraph" style:parent-style-name="Standard">
      <style:paragraph-properties fo:margin-left="1.251cm" fo:text-indent="0cm" style:auto-text-indent="false"/>
      <style:text-properties fo:font-style="normal" officeooo:rsid="001dad0c" officeooo:paragraph-rsid="005efbe1" style:font-style-asian="normal" style:font-style-complex="normal"/>
    </style:style>
    <style:style style:name="P55" style:family="paragraph" style:parent-style-name="Standard">
      <style:paragraph-properties fo:margin-left="1.251cm" fo:margin-right="0cm" fo:text-indent="0cm" style:auto-text-indent="false"/>
      <style:text-properties fo:font-style="normal" officeooo:rsid="0020d271" officeooo:paragraph-rsid="005ff8ba" style:font-style-asian="normal" style:font-style-complex="normal"/>
    </style:style>
    <style:style style:name="P56" style:family="paragraph" style:parent-style-name="Standard">
      <style:paragraph-properties fo:margin-left="1.251cm" fo:margin-right="0cm" fo:text-indent="0cm" style:auto-text-indent="false"/>
      <style:text-properties officeooo:rsid="001a9129" officeooo:paragraph-rsid="005ff8ba"/>
    </style:style>
    <style:style style:name="P57" style:family="paragraph" style:parent-style-name="Standard">
      <style:paragraph-properties fo:margin-left="1.251cm" fo:margin-right="0cm" fo:text-indent="0cm" style:auto-text-indent="false"/>
      <style:text-properties fo:font-style="normal" officeooo:rsid="0093c96b" officeooo:paragraph-rsid="0093c96b" style:font-style-asian="normal" style:font-style-complex="normal"/>
    </style:style>
    <style:style style:name="P58" style:family="paragraph" style:parent-style-name="Standard">
      <style:paragraph-properties fo:margin-left="1.251cm" fo:text-indent="0cm" style:auto-text-indent="false"/>
    </style:style>
    <style:style style:name="P59" style:family="paragraph" style:parent-style-name="Standard">
      <style:paragraph-properties fo:margin-left="1.251cm" fo:text-indent="0cm" style:auto-text-indent="false"/>
      <style:text-properties officeooo:rsid="001a9129" officeooo:paragraph-rsid="001a9129"/>
    </style:style>
    <style:style style:name="P60" style:family="paragraph" style:parent-style-name="Example">
      <style:paragraph-properties fo:margin-left="2.501cm" fo:margin-right="0cm" fo:text-indent="0cm" style:auto-text-indent="false"/>
    </style:style>
    <style:style style:name="P61" style:family="paragraph" style:parent-style-name="Standard">
      <style:paragraph-properties fo:margin-left="1.251cm" fo:margin-right="0cm" fo:text-indent="0cm" style:auto-text-indent="false"/>
      <style:text-properties fo:font-style="normal" officeooo:rsid="0023917e" officeooo:paragraph-rsid="001a9129" style:font-style-asian="normal" style:font-style-complex="normal"/>
    </style:style>
    <style:style style:name="P62" style:family="paragraph" style:parent-style-name="Standard">
      <style:paragraph-properties fo:margin-left="1.251cm" fo:text-indent="0cm" style:auto-text-indent="false"/>
      <style:text-properties officeooo:paragraph-rsid="00933647"/>
    </style:style>
    <style:style style:name="P63" style:family="paragraph" style:parent-style-name="Standard">
      <style:paragraph-properties fo:margin-left="1.251cm" fo:margin-right="0cm" fo:text-indent="0cm" style:auto-text-indent="false"/>
      <style:text-properties officeooo:paragraph-rsid="00933647"/>
    </style:style>
    <style:style style:name="P64" style:family="paragraph" style:parent-style-name="Standard">
      <style:paragraph-properties fo:margin-left="1.251cm" fo:text-indent="0cm" style:auto-text-indent="false"/>
      <style:text-properties officeooo:rsid="0023917e" officeooo:paragraph-rsid="00933647"/>
    </style:style>
    <style:style style:name="P65" style:family="paragraph" style:parent-style-name="Standard">
      <style:paragraph-properties fo:margin-left="1.251cm" fo:text-indent="0cm" style:auto-text-indent="false"/>
      <style:text-properties fo:font-style="normal" officeooo:rsid="002b4d1b" officeooo:paragraph-rsid="0023917e" style:font-style-asian="normal" style:font-style-complex="normal"/>
    </style:style>
    <style:style style:name="P66" style:family="paragraph" style:parent-style-name="Heading_20_4">
      <style:text-properties officeooo:rsid="006cea74" officeooo:paragraph-rsid="006cea74"/>
    </style:style>
    <style:style style:name="P67" style:family="paragraph" style:parent-style-name="Text_20_body">
      <style:paragraph-properties fo:margin-left="1.251cm" fo:text-indent="0cm" style:auto-text-indent="false"/>
      <style:text-properties officeooo:paragraph-rsid="007dadd5"/>
    </style:style>
    <style:style style:name="P68" style:family="paragraph" style:parent-style-name="Text_20_body">
      <style:paragraph-properties fo:margin-left="1.251cm" fo:text-indent="0cm" style:auto-text-indent="false" style:writing-mode="lr-tb" style:writing-mode-automatic="false"/>
      <style:text-properties officeooo:rsid="007e8664" officeooo:paragraph-rsid="007e8664"/>
    </style:style>
    <style:style style:name="P69" style:family="paragraph" style:parent-style-name="Text_20_body">
      <style:paragraph-properties fo:margin-left="1.251cm" fo:text-indent="0cm" style:auto-text-indent="false" style:writing-mode="lr-tb" style:writing-mode-automatic="false"/>
      <style:text-properties officeooo:rsid="006dff9d" officeooo:paragraph-rsid="007e8664"/>
    </style:style>
    <style:style style:name="P70" style:family="paragraph" style:parent-style-name="Text_20_body">
      <style:paragraph-properties fo:margin-left="1.251cm" fo:text-indent="0cm" style:auto-text-indent="false" style:writing-mode="lr-tb" style:writing-mode-automatic="false"/>
      <style:text-properties officeooo:rsid="0080ef53" officeooo:paragraph-rsid="0080ef53"/>
    </style:style>
    <style:style style:name="P71" style:family="paragraph" style:parent-style-name="Heading_20_3">
      <style:text-properties officeooo:rsid="00296820" officeooo:paragraph-rsid="00296820"/>
    </style:style>
    <style:style style:name="P72" style:family="paragraph" style:parent-style-name="Text_20_body">
      <style:text-properties officeooo:rsid="00296820" officeooo:paragraph-rsid="00296820"/>
    </style:style>
    <style:style style:name="P73" style:family="paragraph" style:parent-style-name="Footnote">
      <style:text-properties officeooo:rsid="006cea74" officeooo:paragraph-rsid="006cea74"/>
    </style:style>
    <style:style style:name="P74" style:family="paragraph" style:parent-style-name="Text_20_body">
      <style:paragraph-properties fo:margin-left="1.251cm" fo:text-indent="0cm" style:auto-text-indent="false"/>
      <style:text-properties officeooo:rsid="00296820" officeooo:paragraph-rsid="00296820"/>
    </style:style>
    <style:style style:name="P75" style:family="paragraph" style:parent-style-name="Text_20_body" style:master-page-name="">
      <loext:graphic-properties draw:fill="none"/>
      <style:paragraph-properties fo:margin-left="1.199cm" fo:margin-right="0cm" fo:margin-top="0cm" fo:margin-bottom="0.199cm" style:contextual-spacing="false" fo:line-height="120%" fo:text-indent="0cm" style:auto-text-indent="false" style:page-number="auto" fo:background-color="transparent">
        <style:tab-stops/>
      </style:paragraph-properties>
      <style:text-properties officeooo:rsid="00296820" officeooo:paragraph-rsid="00296820"/>
    </style:style>
    <style:style style:name="P76" style:family="paragraph" style:parent-style-name="Text_20_body" style:master-page-name="">
      <style:paragraph-properties fo:margin-left="1.199cm" fo:margin-right="0cm" fo:margin-top="0cm" fo:margin-bottom="0.199cm" style:contextual-spacing="false" fo:line-height="120%" fo:text-indent="0cm" style:auto-text-indent="false" style:page-number="auto"/>
      <style:text-properties officeooo:paragraph-rsid="00296820"/>
    </style:style>
    <style:style style:name="P77" style:family="paragraph" style:parent-style-name="Text_20_body" style:list-style-name="L3">
      <style:text-properties officeooo:rsid="004d4ff4" officeooo:paragraph-rsid="004d4ff4"/>
    </style:style>
    <style:style style:name="P78" style:family="paragraph" style:parent-style-name="Hanging_20_indent">
      <style:text-properties officeooo:paragraph-rsid="0058e8df"/>
    </style:style>
    <style:style style:name="P79" style:family="paragraph" style:parent-style-name="Hanging_20_indent" style:list-style-name="L4" style:master-page-name="">
      <loext:graphic-properties draw:fill="none"/>
      <style:paragraph-properties fo:margin-left="2.499cm" fo:margin-right="0cm" fo:margin-top="0cm" fo:margin-bottom="0.247cm" style:contextual-spacing="false" fo:line-height="115%" fo:text-indent="-0.6cm" style:auto-text-indent="false" style:page-number="auto" fo:background-color="transparent">
        <style:tab-stops/>
      </style:paragraph-properties>
      <style:text-properties officeooo:paragraph-rsid="0058e8df"/>
    </style:style>
    <style:style style:name="P80" style:family="paragraph" style:parent-style-name="Hanging_20_indent" style:list-style-name="L4">
      <loext:graphic-properties draw:fill="none"/>
      <style:paragraph-properties fo:margin-left="2.499cm" fo:margin-right="0cm" fo:margin-top="0cm" fo:margin-bottom="0.247cm" style:contextual-spacing="false" fo:line-height="115%" fo:text-indent="-0.6cm" style:auto-text-indent="false" fo:background-color="transparent">
        <style:tab-stops/>
      </style:paragraph-properties>
      <style:text-properties officeooo:rsid="0058e8df" officeooo:paragraph-rsid="0058e8df"/>
    </style:style>
    <style:style style:name="P81" style:family="paragraph" style:parent-style-name="Hanging_20_indent" style:master-page-name="">
      <style:paragraph-properties fo:margin-top="0cm" fo:margin-bottom="0.199cm" style:contextual-spacing="false" fo:line-height="120%" style:page-number="auto"/>
      <style:text-properties officeooo:rsid="0058e8df" officeooo:paragraph-rsid="0058e8df"/>
    </style:style>
    <style:style style:name="P82" style:family="paragraph" style:parent-style-name="Hanging_20_indent">
      <style:paragraph-properties fo:margin-top="0cm" fo:margin-bottom="0.199cm" style:contextual-spacing="false" fo:line-height="120%"/>
      <style:text-properties officeooo:rsid="00619942" officeooo:paragraph-rsid="00631d51"/>
    </style:style>
    <style:style style:name="P83" style:family="paragraph" style:parent-style-name="Hanging_20_indent">
      <style:paragraph-properties fo:margin-top="0cm" fo:margin-bottom="0.199cm" style:contextual-spacing="false" fo:line-height="120%"/>
      <style:text-properties officeooo:rsid="006fdb3c" officeooo:paragraph-rsid="007c65b2"/>
    </style:style>
    <style:style style:name="P84" style:family="paragraph" style:parent-style-name="Hanging_20_indent">
      <style:paragraph-properties fo:margin-top="0cm" fo:margin-bottom="0.199cm" style:contextual-spacing="false" fo:line-height="120%"/>
      <style:text-properties fo:font-style="normal" officeooo:rsid="00456c57" officeooo:paragraph-rsid="007ffe90" style:font-style-asian="normal" style:font-style-complex="normal"/>
    </style:style>
    <style:style style:name="P85" style:family="paragraph" style:parent-style-name="Hanging_20_indent">
      <style:paragraph-properties fo:margin-top="0cm" fo:margin-bottom="0.199cm" style:contextual-spacing="false" fo:line-height="120%"/>
      <style:text-properties fo:font-style="normal" officeooo:rsid="007e8664" officeooo:paragraph-rsid="007ffe90" style:font-style-asian="normal" style:font-style-complex="normal"/>
    </style:style>
    <style:style style:name="P86" style:family="paragraph" style:parent-style-name="Hanging_20_indent">
      <style:paragraph-properties fo:margin-top="0cm" fo:margin-bottom="0.199cm" style:contextual-spacing="false" fo:line-height="120%"/>
      <style:text-properties fo:font-style="normal" officeooo:rsid="00456c57" officeooo:paragraph-rsid="008cd6ca" style:font-style-asian="normal" style:font-style-complex="normal"/>
    </style:style>
    <style:style style:name="P87" style:family="paragraph" style:parent-style-name="Hanging_20_indent">
      <style:paragraph-properties fo:margin-top="0cm" fo:margin-bottom="0.199cm" style:contextual-spacing="false" fo:line-height="120%"/>
      <style:text-properties officeooo:rsid="006fdb3c" officeooo:paragraph-rsid="006fdb3c"/>
    </style:style>
    <style:style style:name="T1" style:family="text">
      <style:text-properties officeooo:rsid="00879439"/>
    </style:style>
    <style:style style:name="T2" style:family="text">
      <style:text-properties officeooo:rsid="006dff9d"/>
    </style:style>
    <style:style style:name="T3" style:family="text">
      <style:text-properties officeooo:rsid="003d0497"/>
    </style:style>
    <style:style style:name="T4" style:family="text">
      <style:text-properties officeooo:rsid="00419bd9"/>
    </style:style>
    <style:style style:name="T5" style:family="text">
      <style:text-properties officeooo:rsid="0088cd2b"/>
    </style:style>
    <style:style style:name="T6" style:family="text">
      <style:text-properties officeooo:rsid="006126d8"/>
    </style:style>
    <style:style style:name="T7" style:family="text">
      <style:text-properties officeooo:rsid="0091d1df"/>
    </style:style>
    <style:style style:name="T8" style:family="text">
      <style:text-properties officeooo:rsid="00681860"/>
    </style:style>
    <style:style style:name="T9" style:family="text">
      <style:text-properties officeooo:rsid="0090e4c5"/>
    </style:style>
    <style:style style:name="T10" style:family="text">
      <style:text-properties officeooo:rsid="0089b5fe"/>
    </style:style>
    <style:style style:name="T11" style:family="text">
      <style:text-properties officeooo:rsid="00802eb0"/>
    </style:style>
    <style:style style:name="T12" style:family="text">
      <style:text-properties officeooo:rsid="0061e723"/>
    </style:style>
    <style:style style:name="T13" style:family="text">
      <style:text-properties officeooo:rsid="006b37e2"/>
    </style:style>
    <style:style style:name="T14" style:family="text">
      <style:text-properties officeooo:rsid="0052e48f"/>
    </style:style>
    <style:style style:name="T15" style:family="text">
      <style:text-properties officeooo:rsid="007ffb60"/>
    </style:style>
    <style:style style:name="T16" style:family="text">
      <style:text-properties officeooo:rsid="001a9129"/>
    </style:style>
    <style:style style:name="T17" style:family="text">
      <style:text-properties officeooo:rsid="001c1999"/>
    </style:style>
    <style:style style:name="T18" style:family="text">
      <style:text-properties officeooo:rsid="0089f70c"/>
    </style:style>
    <style:style style:name="T19" style:family="text">
      <style:text-properties officeooo:rsid="00896dd7"/>
    </style:style>
    <style:style style:name="T20" style:family="text">
      <style:text-properties officeooo:rsid="00485516"/>
    </style:style>
    <style:style style:name="T21" style:family="text">
      <style:text-properties officeooo:rsid="00780293"/>
    </style:style>
    <style:style style:name="T22" style:family="text">
      <style:text-properties officeooo:rsid="0091ee27"/>
    </style:style>
    <style:style style:name="T23" style:family="text">
      <style:text-properties fo:language="zxx" fo:country="none" officeooo:rsid="00802eb0" style:language-asian="zxx" style:country-asian="none" style:language-complex="zxx" style:country-complex="none"/>
    </style:style>
    <style:style style:name="T24" style:family="text">
      <style:text-properties officeooo:rsid="006652e5"/>
    </style:style>
    <style:style style:name="T25" style:family="text">
      <style:text-properties officeooo:rsid="0084a95c"/>
    </style:style>
    <style:style style:name="T26" style:family="text">
      <style:text-properties officeooo:rsid="00853acc"/>
    </style:style>
    <style:style style:name="T27" style:family="text">
      <style:text-properties officeooo:rsid="007ffe90"/>
    </style:style>
    <style:style style:name="T28" style:family="text">
      <style:text-properties officeooo:rsid="00837f2f"/>
    </style:style>
    <style:style style:name="T29" style:family="text">
      <style:text-properties officeooo:rsid="00822064"/>
    </style:style>
    <style:style style:name="T30" style:family="text">
      <style:text-properties officeooo:rsid="00687ea3"/>
    </style:style>
    <style:style style:name="T31" style:family="text">
      <style:text-properties officeooo:rsid="0064382f"/>
    </style:style>
    <style:style style:name="T32" style:family="text">
      <style:text-properties officeooo:rsid="0069ddaf"/>
    </style:style>
    <style:style style:name="T33" style:family="text">
      <style:text-properties officeooo:rsid="0024b969"/>
    </style:style>
    <style:style style:name="T34" style:family="text">
      <style:text-properties officeooo:rsid="0080ef53"/>
    </style:style>
    <style:style style:name="T35" style:family="text">
      <style:text-properties officeooo:rsid="004a125a"/>
    </style:style>
    <style:style style:name="T36" style:family="text">
      <style:text-properties fo:font-weight="bold" officeooo:rsid="004a125a" style:font-weight-asian="bold" style:font-weight-complex="bold"/>
    </style:style>
    <style:style style:name="T37" style:family="text">
      <style:text-properties fo:font-weight="normal" officeooo:rsid="004a125a" style:font-weight-asian="normal" style:font-weight-complex="normal"/>
    </style:style>
    <style:style style:name="T38" style:family="text">
      <style:text-properties fo:font-weight="normal" officeooo:rsid="0088cd2b" style:font-weight-asian="normal" style:font-weight-complex="normal"/>
    </style:style>
    <style:style style:name="T39" style:family="text">
      <style:text-properties officeooo:rsid="00161d93"/>
    </style:style>
    <style:style style:name="T40" style:family="text">
      <style:text-properties officeooo:rsid="004fe423"/>
    </style:style>
    <style:style style:name="T41" style:family="text">
      <style:text-properties officeooo:rsid="0083ae82"/>
    </style:style>
    <style:style style:name="T42" style:family="text">
      <style:text-properties officeooo:rsid="008f2919"/>
    </style:style>
    <style:style style:name="T43" style:family="text">
      <style:text-properties officeooo:rsid="00933647"/>
    </style:style>
    <style:style style:name="T44" style:family="text">
      <style:text-properties officeooo:rsid="003826ff"/>
    </style:style>
    <style:style style:name="T45" style:family="text">
      <style:text-properties officeooo:rsid="003a0d9d"/>
    </style:style>
    <style:style style:name="T46" style:family="text">
      <style:text-properties officeooo:rsid="007e87a7"/>
    </style:style>
    <style:style style:name="T47" style:family="text">
      <style:text-properties officeooo:rsid="002cb6d5"/>
    </style:style>
    <style:style style:name="T48" style:family="text">
      <style:text-properties officeooo:rsid="002e7bdd"/>
    </style:style>
    <style:style style:name="T49" style:family="text">
      <style:text-properties officeooo:rsid="005b1d46"/>
    </style:style>
    <style:style style:name="T50" style:family="text">
      <style:text-properties officeooo:rsid="0096cbbf"/>
    </style:style>
    <style:style style:name="T51" style:family="text">
      <style:text-properties officeooo:rsid="00165b76"/>
    </style:style>
    <style:style style:name="T52" style:family="text">
      <style:text-properties officeooo:rsid="00431a36"/>
    </style:style>
    <style:style style:name="T53" style:family="text">
      <style:text-properties officeooo:rsid="0087a9b0"/>
    </style:style>
    <style:style style:name="T54" style:family="text">
      <style:text-properties officeooo:rsid="0016d3e1"/>
    </style:style>
    <style:style style:name="T55" style:family="text">
      <style:text-properties officeooo:rsid="0017f7a5"/>
    </style:style>
    <style:style style:name="T56" style:family="text">
      <style:text-properties officeooo:rsid="0054a499"/>
    </style:style>
    <style:style style:name="T57" style:family="text">
      <style:text-properties officeooo:rsid="00191529"/>
    </style:style>
    <style:style style:name="T58" style:family="text">
      <style:text-properties officeooo:rsid="00840a3c"/>
    </style:style>
    <style:style style:name="T59" style:family="text">
      <style:text-properties officeooo:rsid="004aae60"/>
    </style:style>
    <style:style style:name="T60" style:family="text">
      <style:text-properties officeooo:rsid="0055637b"/>
    </style:style>
    <style:style style:name="T61" style:family="text">
      <style:text-properties officeooo:rsid="00728937"/>
    </style:style>
    <style:style style:name="T62" style:family="text">
      <style:text-properties fo:font-weight="bold" officeooo:rsid="005e0be3" style:font-weight-asian="bold" style:font-weight-complex="bold"/>
    </style:style>
    <style:style style:name="T63" style:family="text">
      <style:text-properties fo:font-weight="normal" officeooo:rsid="005e0be3" style:font-weight-asian="normal" style:font-weight-complex="normal"/>
    </style:style>
    <style:style style:name="T64" style:family="text">
      <style:text-properties fo:font-style="normal" fo:font-weight="normal" officeooo:rsid="0020d271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220e91" style:font-style-asian="normal" style:font-weight-asian="normal" style:font-style-complex="normal" style:font-weight-complex="normal"/>
    </style:style>
    <style:style style:name="T66" style:family="text">
      <style:text-properties fo:font-weight="normal" officeooo:rsid="001dad0c" style:font-weight-asian="normal" style:font-weight-complex="normal"/>
    </style:style>
    <style:style style:name="T67" style:family="text">
      <style:text-properties officeooo:rsid="001dad0c"/>
    </style:style>
    <style:style style:name="T68" style:family="text">
      <style:text-properties fo:font-style="italic" officeooo:rsid="001dad0c" style:font-style-asian="italic" style:font-style-complex="italic"/>
    </style:style>
    <style:style style:name="T69" style:family="text">
      <style:text-properties fo:font-style="normal" officeooo:rsid="001dad0c" style:font-style-asian="normal" style:font-style-complex="normal"/>
    </style:style>
    <style:style style:name="T70" style:family="text">
      <style:text-properties fo:font-style="normal" officeooo:rsid="00262de3" style:font-style-asian="normal" style:font-style-complex="normal"/>
    </style:style>
    <style:style style:name="T71" style:family="text">
      <style:text-properties fo:font-style="normal" officeooo:rsid="0086aaea" style:font-style-asian="normal" style:font-style-complex="normal"/>
    </style:style>
    <style:style style:name="T72" style:family="text">
      <style:text-properties fo:font-style="normal" officeooo:rsid="005efbe1" style:font-style-asian="normal" style:font-style-complex="normal"/>
    </style:style>
    <style:style style:name="T73" style:family="text">
      <style:text-properties fo:font-style="normal" officeooo:rsid="005e0be3" style:font-style-asian="normal" style:font-style-complex="normal"/>
    </style:style>
    <style:style style:name="T74" style:family="text">
      <style:text-properties officeooo:rsid="0086aaea"/>
    </style:style>
    <style:style style:name="T75" style:family="text">
      <style:text-properties fo:font-style="normal" officeooo:rsid="0020d271" style:font-style-asian="normal" style:font-style-complex="normal"/>
    </style:style>
    <style:style style:name="T76" style:family="text">
      <style:text-properties fo:font-style="normal" officeooo:rsid="005ff8ba" style:font-style-asian="normal" style:font-style-complex="normal"/>
    </style:style>
    <style:style style:name="T77" style:family="text">
      <style:text-properties fo:font-style="normal" officeooo:rsid="00431a36" style:font-style-asian="normal" style:font-style-complex="normal"/>
    </style:style>
    <style:style style:name="T78" style:family="text">
      <style:text-properties fo:font-style="normal" fo:font-weight="bold" officeooo:rsid="005b1d46" style:font-style-asian="normal" style:font-weight-asian="bold" style:font-style-complex="normal" style:font-weight-complex="bold"/>
    </style:style>
    <style:style style:name="T79" style:family="text">
      <style:text-properties fo:font-style="normal" officeooo:rsid="005b1d46" style:font-style-asian="normal" style:font-style-complex="normal"/>
    </style:style>
    <style:style style:name="T80" style:family="text">
      <style:text-properties fo:font-style="normal" officeooo:rsid="0023917e" style:font-style-asian="normal" style:font-style-complex="normal"/>
    </style:style>
    <style:style style:name="T81" style:family="text">
      <style:text-properties fo:font-style="normal" officeooo:rsid="0073e4c4" style:font-style-asian="normal" style:font-style-complex="normal"/>
    </style:style>
    <style:style style:name="T82" style:family="text">
      <style:text-properties fo:font-style="normal" officeooo:rsid="0036109f" style:font-style-asian="normal" style:font-style-complex="normal"/>
    </style:style>
    <style:style style:name="T83" style:family="text">
      <style:text-properties fo:font-style="normal" officeooo:rsid="00449c8e" style:font-style-asian="normal" style:font-style-complex="normal"/>
    </style:style>
    <style:style style:name="T84" style:family="text">
      <style:text-properties fo:font-style="normal" officeooo:rsid="006126d8" style:font-style-asian="normal" style:font-style-complex="normal"/>
    </style:style>
    <style:style style:name="T85" style:family="text">
      <style:text-properties fo:font-style="italic" officeooo:rsid="0036109f" style:font-style-asian="italic" style:font-style-complex="italic"/>
    </style:style>
    <style:style style:name="T86" style:family="text">
      <style:text-properties fo:font-style="normal" officeooo:rsid="00613671" style:font-style-asian="normal" style:font-style-complex="normal"/>
    </style:style>
    <style:style style:name="T87" style:family="text">
      <style:text-properties officeooo:rsid="005cc4ff"/>
    </style:style>
    <style:style style:name="T88" style:family="text">
      <style:text-properties fo:font-style="normal" officeooo:rsid="00933647" style:font-style-asian="normal" style:font-style-complex="normal"/>
    </style:style>
    <style:style style:name="T89" style:family="text">
      <style:text-properties fo:font-style="normal" officeooo:rsid="00165b76" style:font-style-asian="normal" style:font-style-complex="normal"/>
    </style:style>
    <style:style style:name="T90" style:family="text">
      <style:text-properties officeooo:rsid="0023917e"/>
    </style:style>
    <style:style style:name="T91" style:family="text">
      <style:text-properties fo:font-style="normal" style:font-style-asian="normal" style:font-style-complex="normal"/>
    </style:style>
    <style:style style:name="T92" style:family="text">
      <style:text-properties officeooo:rsid="006cea74"/>
    </style:style>
    <style:style style:name="T93" style:family="text">
      <style:text-properties officeooo:rsid="0079d82d"/>
    </style:style>
    <style:style style:name="T94" style:family="text">
      <style:text-properties officeooo:rsid="007d2544"/>
    </style:style>
    <style:style style:name="T95" style:family="text">
      <style:text-properties officeooo:rsid="007dadd5"/>
    </style:style>
    <style:style style:name="T96" style:family="text">
      <style:text-properties officeooo:rsid="0093c96b"/>
    </style:style>
    <style:style style:name="T97" style:family="text">
      <style:text-properties officeooo:rsid="007e8664"/>
    </style:style>
    <style:style style:name="T98" style:family="text">
      <style:text-properties officeooo:rsid="007ae421"/>
    </style:style>
    <style:style style:name="T99" style:family="text">
      <style:text-properties officeooo:rsid="00296928"/>
    </style:style>
    <style:style style:name="T100" style:family="text">
      <style:text-properties officeooo:rsid="006e3a14"/>
    </style:style>
    <style:style style:name="T101" style:family="text">
      <style:text-properties officeooo:rsid="003ff785"/>
    </style:style>
    <style:style style:name="T102" style:family="text">
      <style:text-properties officeooo:rsid="00449c8e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officeooo:rsid="0046a7e5" style:font-style-asian="italic" style:font-style-complex="italic"/>
    </style:style>
    <style:style style:name="T105" style:family="text">
      <style:text-properties officeooo:rsid="002b4d1b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officeooo:rsid="0058e8df"/>
    </style:style>
    <style:style style:name="T108" style:family="text">
      <style:text-properties officeooo:rsid="00516ffd"/>
    </style:style>
    <style:style style:name="T109" style:family="text">
      <style:text-properties officeooo:rsid="008b3676"/>
    </style:style>
    <style:style style:name="T110" style:family="text">
      <style:text-properties officeooo:rsid="00631d51"/>
    </style:style>
    <style:style style:name="T111" style:family="text">
      <style:text-properties fo:font-style="normal" officeooo:rsid="007c65b2" style:font-style-asian="normal" style:font-style-complex="normal"/>
    </style:style>
    <style:style style:name="T112" style:family="text">
      <style:text-properties fo:font-style="normal" officeooo:rsid="00456c57" style:font-style-asian="normal" style:font-style-complex="normal"/>
    </style:style>
    <style:style style:name="T113" style:family="text">
      <style:text-properties officeooo:rsid="006fdb3c"/>
    </style:style>
    <style:style style:name="T114" style:family="text">
      <style:text-properties officeooo:rsid="0094d6cb"/>
    </style:style>
    <style:style style:name="T115" style:family="text">
      <style:text-properties officeooo:rsid="008cd6ca"/>
    </style:style>
    <style:style style:name="T116" style:family="text">
      <style:text-properties fo:language="zxx" fo:country="none" officeooo:rsid="008cd6ca" style:language-asian="zxx" style:country-asian="none" style:language-complex="zxx" style:country-complex="none"/>
    </style:style>
    <style:style style:name="T117" style:family="text">
      <style:text-properties officeooo:rsid="0061994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asList vs <text:span text:style-name="T1">2</text:span>.<text:span text:style-name="T1">0</text:span><text:span text:style-name="T2">.</text:span>0</text:h>
      <text:h text:style-name="P1" text:outline-level="1">for BasTools 1.0.0</text:h>
      <text:p text:style-name="Text_20_body">Lists a BBC BASIC program file <text:span text:style-name="T3">in </text:span>Acorn <text:span text:style-name="T3">or R.T. Russell </text:span><text:span text:style-name="T4">(Z80) </text:span>format <text:span text:style-name="T5">with optional formatting and PrettyPrint syntax colouring.</text:span></text:p>
      <text:h text:style-name="Heading_20_2" text:outline-level="2">SYNTAX</text:h>
      <text:p text:style-name="P2">BasList <text:span text:style-name="T6">[/file=]</text:span>filename (<text:span text:style-name="T7">[line] | </text:span>[line] [line]) | [line,line]) [Options] ([IF ...] | [IFX ...] | [<text:span text:style-name="T8">LIST</text:span> ...])</text:p>
      <text:p text:style-name="P3">BasList <text:span text:style-name="T6">[/file=]</text:span>filename [/V] <text:span text:style-name="T7">[/notbasicv] </text:span>[/addnumbers] [/align] [/indent<text:span text:style-name="T9">[=(loops | defs | all)]</text:span>] [/nonumbers] [/no<text:span text:style-name="T10">format</text:span>] [/bare] <text:span text:style-name="T11">[/splitlines] </text:span><text:span text:style-name="T4">[/pause]</text:span> [/prettyprint] <text:span text:style-name="T12">[/dark </text:span><text:span text:style-name="T13">| /</text:span><text:span text:style-name="T12">light] </text:span><text:span text:style-name="T9">[</text:span><text:span text:style-name="T1">(/clear | /cls)</text:span><text:span text:style-name="T9">]</text:span></text:p>
      <text:p text:style-name="P4">BasList /? <text:span text:style-name="T14">or /h </text:span>- help</text:p>
      <text:h text:style-name="Heading_20_2" text:outline-level="2">Options</text:h>
      <text:p text:style-name="P5"><text:s text:c="2"/>/V<text:tab/>Allow BASIC V keywords <text:span text:style-name="T15">and assembler</text:span>. <text:span text:style-name="T16">See Compatibility below.</text:span></text:p>
      <text:p text:style-name="P6"><text:s text:c="2"/>/addnumbers<text:tab/>Show line numbers (starting at 10, in tens) when none in the program (Z80 only)</text:p>
      <text:p text:style-name="P5"><text:s text:c="2"/>/align<text:tab/>Right-align line numbers</text:p>
      <text:p text:style-name="P5"><text:tab/><text:span text:style-name="T16">Without /align (line numbers displayed with one following space):</text:span></text:p>
      <text:p text:style-name="P7"><text:tab/><text:tab/><text:span text:style-name="T16">10 REM An example program</text:span></text:p>
      <text:p text:style-name="P7"><text:tab/><text:tab/><text:span text:style-name="T16">100 MODE 7</text:span></text:p>
      <text:p text:style-name="P7"><text:tab/><text:tab/><text:span text:style-name="T16">1000 DEFPROCmain</text:span></text:p>
      <text:p text:style-name="P5"><text:span text:style-name="T16"><text:tab/>With /align </text:span><text:span text:style-name="T17">(line numbers ranged right and one following space)</text:span><text:span text:style-name="T16">:</text:span></text:p>
      <text:p text:style-name="P7"><text:tab/><text:tab/> <text:s text:c="2"/>10 REM An example program</text:p>
      <text:p text:style-name="P7"><text:tab/><text:tab/> <text:s/><text:span text:style-name="T16">100 MODE 7</text:span></text:p>
      <text:p text:style-name="P7"><text:tab/><text:tab/> <text:span text:style-name="T16">1000 DEFPROCmain</text:span></text:p>
      <text:p text:style-name="P8"><text:s text:c="2"/>/indent<text:span text:style-name="T5">=loops</text:span><text:tab/>Indent listing of loops <text:span text:style-name="T7">(including WHILE), </text:span><text:span text:style-name="T9">CASE</text:span> <text:span text:style-name="T18">and multiline IF structures</text:span>.</text:p>
      <text:p text:style-name="P9"><text:tab/><text:span text:style-name="T9">Approximately </text:span>equivalent <text:span text:style-name="T9">t</text:span>o LISTO7 in BASIC IV, <text:span text:style-name="T18">LISTO 2 in BASIC V.</text:span></text:p>
      <text:p text:style-name="P10"><text:s text:c="2"/>/indent<text:span text:style-name="T5">=defs</text:span><text:tab/>Indent<text:span text:style-name="T5">s the body of PROCs and FNs</text:span></text:p>
      <text:p text:style-name="P10"><text:s text:c="2"/>/<text:span text:style-name="T19">indent<text:tab/>Equivalent of /indent=all</text:span></text:p>
      <text:p text:style-name="P5"><text:s text:c="2"/>/nonumbers<text:tab/>Omits line numbers</text:p>
      <text:p text:style-name="P8"><text:s text:c="2"/>/prettyprint<text:tab/>Adds <text:span text:style-name="T20">additional </text:span>spaces and syntax colouring</text:p>
      <text:p text:style-name="P8"><text:s text:c="2"/>/dark<text:tab/>Dark mode – black background <text:span text:style-name="T21">(default)</text:span></text:p>
      <text:p text:style-name="P8"><text:s text:c="2"/>/light<text:tab/>Light mode – white background</text:p>
      <text:p text:style-name="P11"><text:soft-page-break/><text:s text:c="2"/>/no<text:span text:style-name="T10">format</text:span><text:tab/><text:span text:style-name="T10">Preserves original program lines with</text:span><text:span text:style-name="T22">out</text:span><text:span text:style-name="T10"> </text:span>spaces after line numbers. C<text:span text:style-name="T17">ancels /</text:span><text:span text:style-name="T10">prettyprint and /</text:span><text:span text:style-name="T23">splitlines</text:span><text:span text:style-name="T10">, but /indent is respected</text:span><text:span text:style-name="T17">.</text:span><text:span text:style-name="T24">)</text:span></text:p>
      <text:p text:style-name="P12"><text:tab/><text:tab/><text:span text:style-name="T16">10REM An example program</text:span></text:p>
      <text:p text:style-name="P12"><text:tab/><text:tab/><text:span text:style-name="T16">100MODE 7</text:span></text:p>
      <text:p text:style-name="P12"><text:tab/><text:tab/><text:span text:style-name="T16">1000DEFPROCmain</text:span></text:p>
      <text:p text:style-name="P13"><text:span text:style-name="T25"><text:s text:c="2"/>/</text:span><text:span text:style-name="T23">splitlines</text:span><text:span text:style-name="T25"><text:tab/>S</text:span><text:span text:style-name="T26">plits </text:span>lines<text:span text:style-name="T26"> at colo</text:span><text:span text:style-name="T1">ns and ELSE</text:span><text:span text:style-name="T27">.</text:span></text:p>
      <text:p text:style-name="P14"><text:tab/><text:span text:style-name="T27">7</text:span><text:span text:style-name="T16">0<text:tab/></text:span><text:span text:style-name="T27">FOR I% = 1 TO 4:</text:span></text:p>
      <text:p text:style-name="P15"><text:tab/><text:tab/><text:tab/><text:span text:style-name="T11">PRINT w$(I%):</text:span></text:p>
      <text:p text:style-name="P15"><text:tab/><text:tab/><text:tab/><text:span text:style-name="T11">x% = x% + part(I%)</text:span></text:p>
      <text:p text:style-name="P16"><text:tab/><text:span text:style-name="T28">80</text:span><text:tab/><text:tab/><text:span text:style-name="T28">y% = win% - x%:</text:span></text:p>
      <text:p text:style-name="P17"><text:tab/><text:tab/>NEXT</text:p>
      <text:p text:style-name="P15"><text:tab/><text:span text:style-name="T28">9</text:span><text:span text:style-name="T29">0<text:tab/>ENDPROC</text:span></text:p>
      <text:p text:style-name="P18"><text:s text:c="2"/>/bare<text:tab/>Omits additional messages. <text:span text:style-name="T22">If </text:span><text:span text:style-name="Emphasis"><text:span text:style-name="T22">not</text:span></text:span> <text:span text:style-name="T22">specified, BasList displays an enhanced header with format information before the listing.</text:span></text:p>
      <text:h text:style-name="Heading_20_2" text:outline-level="2">EXAMPLES</text:h>
      <text:p text:style-name="P19"><text:span text:style-name="Example"><text:span text:style-name="T30">B</text:span></text:span><text:span text:style-name="Example">asList Program ,200<text:tab/>-</text:span> List up to line 200</text:p>
      <text:p text:style-name="P19"><text:span text:style-name="Example">BasList Program 1000,<text:tab/>-</text:span> List from line 1000</text:p>
      <text:p text:style-name="P19"><text:span text:style-name="Example">BasList Program 200,1000<text:tab/>-</text:span> List from line 200 to 1000</text:p>
      <text:p text:style-name="P19"><text:span text:style-name="Example">BasList Program 200 1000<text:tab/>-</text:span> List from line 200 to 1000</text:p>
      <text:p text:style-name="P19"><text:span text:style-name="Example">BasList Program IF PRINTTAB<text:tab/>-</text:span> List only lines containing the specified text</text:p>
      <text:p text:style-name="P20"><text:span text:style-name="Example">BasList Program IFX<text:tab/>-</text:span> IF, <text:span text:style-name="T31">but </text:span>respecting spaces and case</text:p>
      <text:p text:style-name="P21"><text:span text:style-name="Example">BasList Program </text:span><text:span text:style-name="Example"><text:span text:style-name="T30">LIST PROCinp</text:span></text:span><text:span text:style-name="Example"><text:tab/>-</text:span> <text:span text:style-name="T30">Displays DEFPROCinp</text:span></text:p>
      <text:p text:style-name="P22"><text:span text:style-name="Example">BasList Program </text:span><text:span text:style-name="Example"><text:span text:style-name="T30">LIST </text:span></text:span><text:span text:style-name="Example"><text:span text:style-name="T32">FNadd</text:span></text:span><text:span text:style-name="Example"><text:tab/>-</text:span> <text:span text:style-name="T30">Displays DEF</text:span><text:span text:style-name="T32">FNadd</text:span></text:p>
      <text:p text:style-name="P23"><text:tab/><text:tab/><text:span text:style-name="T32">Note that there may be multiple PROCs and FNs specified, e.g. </text:span><text:span text:style-name="Example"><text:span text:style-name="T32">LIST PROCinp FNadd</text:span></text:span></text:p>
      <text:h text:style-name="Heading_20_2" text:outline-level="2"><text:span text:style-name="T33">N</text:span>OTES</text:h>
      <text:list text:style-name="L1">
        <text:list-item>
          <text:p text:style-name="P24">Options may be specified in any order, may start with / or - and can be abbreviated, <text:span text:style-name="T34">but must be separated by spaces</text:span>. <text:span text:style-name="T35">Note that </text:span><text:span text:style-name="T36">all</text:span><text:span text:style-name="T37"> matching options apply. For example, /p activates both /pause and /prettyprint. </text:span><text:span text:style-name="T38">Options with ‘=’ may use ‘:’ instead.</text:span></text:p>
        </text:list-item>
        <text:list-item>
          <text:p text:style-name="P24">Parameters containing spaces must be enclosed by double quotes.</text:p>
        </text:list-item>
        <text:list-item>
          <text:p text:style-name="P25"><text:span text:style-name="T39">/?, -?, /h and -h, or whe</text:span><text:span text:style-name="T40">n</text:span><text:span text:style-name="T39"> </text:span><text:span text:style-name="T41">no option is specified – </text:span><text:span text:style-name="T40">display</text:span><text:span text:style-name="T39"> </text:span><text:span text:style-name="T41">syntax </text:span><text:span text:style-name="T39">help.</text:span></text:p>
        </text:list-item>
        <text:list-item>
          <text:p text:style-name="P24"><text:soft-page-break/>Any IF, IFX <text:span text:style-name="T8">or LIST </text:span>clause <text:span text:style-name="Emphasis">must</text:span> be at the end. Multiple matches may be entered and BasList will list any line containing at least one of them <text:span text:style-name="T8">(in the case of IF/IFX) or any procedure or function specified.</text:span></text:p>
        </text:list-item>
        <text:list-item>
          <text:p text:style-name="P26">If you are producing a listing to be *EXEC’d into a BBC Micro, use <text:span text:style-name="Example">/bare /no</text:span><text:span text:style-name="Example"><text:span text:style-name="T42">format</text:span></text:span> to ensure a clean listing.</text:p>
        </text:list-item>
      </text:list>
      <text:h text:style-name="Heading_20_2" text:outline-level="2" text:is-list-header="true">FURTHER INFORMATION</text:h>
      <text:h text:style-name="Heading_20_3" text:outline-level="3">1. Compatibility</text:h>
      <text:p text:style-name="P27">BasList is compatible with a BBC BASIC program using Basic I<text:span text:style-name="T43">I</text:span> to Basic IV (and the version of BASIC issued with the Mast<text:span text:style-name="T44">er</text:span> Compact, sometimes known as BASIC 6) <text:span text:style-name="T45">as used in Acorn computers</text:span>.<text:line-break/> By using the /V switch, it will also recognise the extended keywords of BASIC V as issued with RiscOS <text:span text:style-name="T46">and recognise ARM assembly language instead of 6502</text:span>.</text:p>
      <text:p text:style-name="P28">BasList will now set the ‘Basic V’ flag automatically when it encounters Basic V tokens, but you should still specify it if the program includes assembler, in case the assembler comes before any V tokens.</text:p>
      <text:p text:style-name="P29"><text:span text:style-name="T47">I</text:span><text:span text:style-name="T4">t is also compatible with</text:span><text:span text:style-name="T47"> Z80 BASIC format or any BASIC version by R.T. Russell. The line structure is slightly different from Acorn’s for better performance on Zilog Z80 and Intel 8086+ processors, </text:span><text:span text:style-name="T48">such as BASIC fo</text:span>r CP/M machines, Amstrad Colour Computers (CPC464, CPC664 and CPC6128), Tatung Einstein <text:span text:style-name="T48">and Cambridge Z88, as well as BBC BASIC (86) for IBM compatibles</text:span>. Later<text:span text:style-name="T47"> </text:span><text:span text:style-name="T49">versions</text:span><text:span text:style-name="T47"> such as BBC BASIC for Windows also have a few tokens that differ from BASIC V’s. </text:span><text:span text:style-name="T50">Note that only Z80 assembler is supported.</text:span></text:p>
      <text:p text:style-name="P30">BasList determines the format automatically.</text:p>
      <text:h text:style-name="Heading_20_3" text:outline-level="3">2. <text:span text:style-name="T39">Filenames</text:span></text:h>
      <text:p text:style-name="P31"><text:span text:style-name="T51">If the filename includes spaces, it must be enclosed </text:span><text:span text:style-name="T52">by</text:span><text:span text:style-name="T51"> double quote character</text:span><text:span text:style-name="T52">s</text:span><text:span text:style-name="T51"> ("), e.g.</text:span></text:p>
      <text:p text:style-name="P32"><text:tab/>BasList "C:\Users\My Documents\Basic Programs\Example"</text:p>
      <text:p text:style-name="P33">If the filename is numeric it will be mistaken for a line number unless preceded by /file=</text:p>
      <text:h text:style-name="Heading_20_3" text:outline-level="3"><text:span text:style-name="T39">3. </text:span><text:span text:style-name="T51">Line Numbers</text:span></text:h>
      <text:p text:style-name="P34">By default, BasList displays the entire program.</text:p>
      <text:p text:style-name="P34">As with the BBC Micro, you may limit the lines listed using:</text:p>
      <text:list text:style-name="L2">
        <text:list-item>
          <text:p text:style-name="P35"><text:span text:style-name="Example"><text:span text:style-name="T51">number</text:span></text:span><text:span text:style-name="T51"> – e.g. 100 – </text:span><text:span text:style-name="T53">lists one line</text:span></text:p>
        </text:list-item>
        <text:list-item>
          <text:p text:style-name="P35"><text:span text:style-name="Example"><text:span text:style-name="T51">number,</text:span></text:span><text:span text:style-name="T51"> – e.g. 100, – </text:span><text:span text:style-name="T53">lists</text:span><text:span text:style-name="T51"> from line </text:span><text:span text:style-name="T53">100</text:span></text:p>
        </text:list-item>
        <text:list-item>
          <text:p text:style-name="P35"><text:span text:style-name="Example"><text:span text:style-name="T51">,number</text:span></text:span><text:span text:style-name="T51"> – e.g. ,1000 – </text:span><text:span text:style-name="T53">lists up </text:span><text:span text:style-name="T51">to line </text:span><text:span text:style-name="T53">1000</text:span></text:p>
        </text:list-item>
      </text:list>
      <text:p text:style-name="P36"><text:span text:style-name="T51">Note that the comma must be last or first character </text:span><text:span text:style-name="T54">with no spaces (unless also enclosed in double quotes, e.g. </text:span><text:span text:style-name="Example"><text:span text:style-name="T54">BasList Program 100, </text:span></text:span><text:span text:style-name="Example"><text:span text:style-name="T51">"</text:span></text:span><text:span text:style-name="Example"><text:span text:style-name="T54">, 200</text:span></text:span><text:span text:style-name="Example"><text:span text:style-name="T51">"</text:span></text:span><text:span text:style-name="T41">)</text:span></text:p>
      <text:list text:continue-numbering="true" text:style-name="L2">
        <text:list-item>
          <text:p text:style-name="P35"><text:soft-page-break/><text:span text:style-name="T54">A range</text:span><text:span text:style-name="T51"> – </text:span><text:span text:style-name="T41">e.g. </text:span><text:span text:style-name="T51">100,200 – May not contain spaces, whether quoted or not.</text:span></text:p>
        </text:list-item>
        <text:list-item>
          <text:p text:style-name="P37">A range – e.g. 100 200.</text:p>
        </text:list-item>
      </text:list>
      <text:p text:style-name="P38"><text:span text:style-name="T55"><text:tab/>If you specify the numbers in reverse, BasList will swap them r</text:span><text:span text:style-name="T41">ound.</text:span></text:p>
      <text:h text:style-name="P39" text:outline-level="3"><text:span text:style-name="T51">4. </text:span>Options</text:h>
      <text:p text:style-name="P40">Also called ‘switches’, <text:span text:style-name="T39">each</text:span> option may be preceded by a slash (/) or hyphen. <text:span text:style-name="T56">There must be a space before each switch</text:span>. <text:span text:style-name="T39">The following are equivalent:</text:span></text:p>
      <text:p text:style-name="P41">/<text:span text:style-name="T39">align</text:span></text:p>
      <text:p text:style-name="P41">-<text:span text:style-name="T39">align</text:span></text:p>
      <text:p text:style-name="P42"><text:s/><text:span text:style-name="T57">They may be in upper, lower or mixed case.</text:span></text:p>
      <text:p text:style-name="P43">The order in which they appear is not significant.</text:p>
      <text:p text:style-name="P44"><text:span text:style-name="T57">Options may be shortened; </text:span><text:span text:style-name="T41">you need only enter as much as is needed to distinguish them from other options</text:span><text:span text:style-name="T57">. Thus /no</text:span><text:span text:style-name="T42">format</text:span><text:span text:style-name="T57"> </text:span><text:span text:style-name="T58">may</text:span><text:span text:style-name="T57"> be </text:span><text:span text:style-name="T58">no </text:span><text:span text:style-name="T57">shorte</text:span><text:span text:style-name="T58">r </text:span><text:span text:style-name="T57">than /no</text:span><text:span text:style-name="T42">f</text:span><text:span text:style-name="T57"> </text:span><text:span text:style-name="T59">if it is to be distinguished </text:span><text:span text:style-name="T60">from </text:span><text:span text:style-name="T57">/nonumbers. </text:span><text:span text:style-name="T59">(/n activates </text:span><text:span text:style-name="Strong_20_Emphasis"><text:span text:style-name="T59">both</text:span></text:span><text:span text:style-name="T59"> options.)</text:span></text:p>
      <text:p text:style-name="P45">A non-existent option (preceded by / or -) will result in a message (unless preceded on the line by /bare) but will otherwise be ignored.</text:p>
      <text:h text:style-name="P46" text:outline-level="3">5. D<text:span text:style-name="Strong_20_Emphasis">irectives: </text:span>IF, IFX, <text:span text:style-name="T30">LIST</text:span></text:h>
      <text:p text:style-name="P47"><text:span text:style-name="T61">Directives </text:span><text:span text:style-name="Emphasis"><text:span text:style-name="T61">must follow</text:span></text:span> options / switches.</text:p>
      <text:h text:style-name="Heading_20_4" text:outline-level="4">IF, IFX</text:h>
      <text:p text:style-name="P48">Approximately equivalent to LIST IF in BASIC IV and above.</text:p>
      <text:p text:style-name="P49"><text:span text:style-name="T62">IF</text:span><text:span text:style-name="T63"> performs a case-insensitive match that is not restricted to whole words.</text:span></text:p>
      <text:p text:style-name="P49"><text:span text:style-name="T62">IFX</text:span><text:span text:style-name="T64"> </text:span><text:span text:style-name="T65">(IF eXact) </text:span><text:span text:style-name="T64">performs case-sensitive comparison and respects spaces.</text:span></text:p>
      <text:p text:style-name="P49"><text:span text:style-name="T66">You</text:span><text:span text:style-name="T67"> may use </text:span><text:span text:style-name="T68">either</text:span><text:span text:style-name="T69"> IF </text:span><text:span text:style-name="T68">or</text:span><text:span text:style-name="T69"> IFX </text:span><text:span text:style-name="T70">but not both, </text:span><text:span text:style-name="T71">and cannot combine with List</text:span><text:span text:style-name="T70">.</text:span></text:p>
      <text:p text:style-name="P50"><text:span text:style-name="T70">T</text:span><text:span text:style-name="T69">he </text:span><text:span text:style-name="T72">switches</text:span><text:span text:style-name="T69"> are not case sensitive, </text:span><text:span text:style-name="T70">i.e. IF, if, If and iF are equivalent.</text:span></text:p>
      <text:p text:style-name="P51">IF/IFX is followed by a list of conditions. For example,</text:p>
      <text:p text:style-name="P52">BasList Program IF print colour red</text:p>
      <text:p text:style-name="P53"><text:span text:style-name="T69">will cause any line containing ‘print’ </text:span><text:span text:style-name="T68">or</text:span><text:span text:style-name="T69"> ‘colour’ </text:span><text:span text:style-name="T68">or </text:span><text:span text:style-name="T69">‘red’ to be </text:span><text:span text:style-name="T73">list</text:span><text:span text:style-name="T69">ed.</text:span></text:p>
      <text:p text:style-name="P54">To include a literal quote ("), escape it like this \" or double it like this "".</text:p>
      <text:h text:style-name="Heading_20_4" text:outline-level="4">IF</text:h>
      <text:p text:style-name="P55">The comparison is not case sensitive. It also ignores spaces <text:span text:style-name="T58">in the program </text:span><text:span text:style-name="T74">being listed </text:span>unless they are between quotes <text:span text:style-name="T74">(literal strings) </text:span>or in a REM statement.</text:p>
      <text:p text:style-name="P56"><text:span text:style-name="Example"><text:span text:style-name="T75">IF PRINTTAB</text:span></text:span><text:span text:style-name="T75"> will show lines containing both </text:span><text:span text:style-name="Example"><text:span text:style-name="T75">PRINTTAB</text:span></text:span><text:span text:style-name="T75"> and </text:span><text:span text:style-name="Example"><text:span text:style-name="T75">PRINT TAB</text:span></text:span><text:span text:style-name="T75">.</text:span></text:p>
      <text:p text:style-name="P56"><text:soft-page-break/><text:span text:style-name="Example"><text:span text:style-name="T75">IF printer</text:span></text:span><text:span text:style-name="T75"> </text:span><text:span text:style-name="T76">will show a line</text:span><text:span text:style-name="T75"> contain</text:span><text:span text:style-name="T76">ing</text:span><text:span text:style-name="T75"> </text:span><text:span text:style-name="Example"><text:span text:style-name="T75">PRINT ERR</text:span></text:span><text:span text:style-name="T75">, </text:span><text:span text:style-name="T77">because PRINTERR contains ‘printer’ when case is ignored</text:span><text:span text:style-name="T75">.</text:span></text:p>
      <text:p text:style-name="P57">To match a literal space (e.g. in a REM or string), enclose the search term in double quotes.</text:p>
      <text:p text:style-name="P58"><text:span text:style-name="T78">Detail</text:span><text:span text:style-name="T79">:</text:span><text:span text:style-name="T80"> </text:span><text:span text:style-name="T81">When</text:span><text:span text:style-name="T80"> an IF clause is specified, BasList makes a</text:span><text:span text:style-name="T79">n internal</text:span><text:span text:style-name="T80"> copy of each program line, remov</text:span><text:span text:style-name="T79">ing</text:span><text:span text:style-name="T80"> all spac</text:span>es except those in q<text:span text:style-name="T82">uoted strings or in REM statements. Each match string </text:span><text:span text:style-name="T79">is </text:span><text:span text:style-name="T82">check</text:span><text:span text:style-name="T79">ed</text:span><text:span text:style-name="T82"> </text:span><text:span text:style-name="T79">against</text:span><text:span text:style-name="T82"> t</text:span><text:span text:style-name="T79">he copy </text:span><text:span text:style-name="T82">to see if it is contained in the line using case-insensitive comparison. </text:span><text:span text:style-name="T79">It</text:span><text:span text:style-name="T82"> lists the line if any of them match. This has the advantage that it will, for example, find both PRINT TAB( and PRINTTAB(, but </text:span><text:span text:style-name="T83">has </text:span><text:span text:style-name="T82">the disadvantage that there is no way to limit the match to whole words.</text:span></text:p>
      <text:h text:style-name="Heading_20_4" text:outline-level="4">IFX</text:h>
      <text:p text:style-name="P59"><text:span text:style-name="T84">Case-sensitive </text:span><text:span text:style-name="T82">comparisons are made against the </text:span><text:span text:style-name="T85">original</text:span><text:span text:style-name="T82"> program line,</text:span><text:span text:style-name="T86"> respecting spaces</text:span><text:span text:style-name="T82">.</text:span></text:p>
      <text:p text:style-name="P60">BasList program IF<text:span text:style-name="T87">X</text:span> print</text:p>
      <text:p text:style-name="P61"><text:tab/>will list lines with ‘printer’, ‘PROCrubandprint’ but not PRINT.</text:p>
      <text:p text:style-name="P62"><text:span text:style-name="T75">I</text:span><text:span text:style-name="T80">f you are attempting to match a literal space, enclose the search string in double quotes.</text:span></text:p>
      <text:p text:style-name="P63"><text:span text:style-name="Example"><text:span text:style-name="T80">IF</text:span></text:span><text:span text:style-name="Example"><text:span text:style-name="T88">X</text:span></text:span><text:span text:style-name="Example"><text:span text:style-name="T80"> </text:span></text:span><text:span text:style-name="Example"><text:span text:style-name="T89">"</text:span></text:span><text:span text:style-name="Example"><text:span text:style-name="T80">PRINT ERROR</text:span></text:span><text:span text:style-name="Example"><text:span text:style-name="T89">"</text:span></text:span> will find that literal text where it appears in quotes or REMs in the program, <text:span text:style-name="T90">but</text:span></text:p>
      <text:p text:style-name="P64"><text:span text:style-name="Example"><text:span text:style-name="T91">IF</text:span></text:span><text:span text:style-name="Example"><text:span text:style-name="T88">X</text:span></text:span><text:span text:style-name="Example"><text:span text:style-name="T91"> </text:span></text:span><text:span text:style-name="Example"><text:span text:style-name="T89">"</text:span></text:span><text:span text:style-name="Example"><text:span text:style-name="T91">PRINT ERR</text:span></text:span><text:span text:style-name="Example"><text:span text:style-name="T89">"</text:span></text:span><text:span text:style-name="T91"> will match </text:span><text:span text:style-name="Example"><text:span text:style-name="T91">PRINT ERR</text:span></text:span><text:span text:style-name="Example"><text:span text:style-name="T71">OR</text:span></text:span><text:span text:style-name="T91"> </text:span><text:span text:style-name="T71">but</text:span><text:span text:style-name="T91"> not </text:span><text:span text:style-name="Example"><text:span text:style-name="T91">PRINTERR.</text:span></text:span></text:p>
      <text:p text:style-name="P64"><text:span text:style-name="T91">You cannot use keyword abbreviations. On a Master 128, </text:span><text:span text:style-name="Example"><text:span text:style-name="T91">LISTIF P.</text:span></text:span><text:span text:style-name="T91"> will find ‘PRINT’; BasList works purely at the textual level.</text:span></text:p>
      <text:p text:style-name="P65">Also consider saving the listing (see below), opening in a text editor and using Find.</text:p>
      <text:h text:style-name="P66" text:outline-level="4">LIST</text:h>
      <text:p text:style-name="P67"><text:span text:style-name="T92">This directive </text:span><text:span text:style-name="T93">displays</text:span><text:span text:style-name="T92"> the definitions of procedures and functions.</text:span><text:span text:style-name="T2"> Listing is terminated when the next </text:span><text:span text:style-name="T94">significant </text:span><text:span text:style-name="T2">line </text:span><text:span text:style-name="T95">(skipping blank lines, colons, </text:span><text:span text:style-name="T96">DATA</text:span><text:span text:style-name="T95"> and REMs)</text:span><text:span text:style-name="T2"> is a DEF.</text:span></text:p>
      <text:p text:style-name="P68">Note that procedure names must be given in their entirety, e.g. FNadd, PROCinp, <text:span text:style-name="Emphasis"><text:span text:style-name="T58">without </text:span></text:span><text:span text:style-name="T58">any brackets and arguments.</text:span></text:p>
      <text:p text:style-name="P69"><text:span text:style-name="T97">List</text:span> <text:span text:style-name="T98">is not</text:span> case sensitive <text:span text:style-name="T97">(fnadd, PROCINP will both match)</text:span>.</text:p>
      <text:p text:style-name="P70">Line number range is ignored if specified.</text:p>
      <text:h text:style-name="P71" text:outline-level="3">6. Using the listings</text:h>
      <text:p text:style-name="P72"><text:tab/>To display the listing in ‘paged mode’, <text:span text:style-name="T4">use the /pause option. </text:span>The listing will stop at the bottom of the screen and wait for a keypress. Pressing Space will advance to the next screenful. Return will advance one line. <text:span text:style-name="T4">Escape</text:span><text:span text:style-name="T99"> breaks off the listing. (</text:span><text:span text:style-name="T4">Other than Escape, these keypresses have been chosen for compatibility with MORE</text:span><text:span text:style-name="T4"><text:note text:id="ftn1" text:note-class="footnote"><text:note-citation>1</text:note-citation><text:note-body><text:p text:style-name="P73">Note that <text:span text:style-name="T100">the DOS command </text:span>MORE <text:span text:style-name="T4">has the disadvantage of </text:span><text:span text:style-name="T101">suppress</text:span><text:span text:style-name="T4">ing</text:span><text:span text:style-name="T101"> PrettyPrint colours.</text:span></text:p></text:note-body></text:note></text:span><text:span text:style-name="T101">.</text:span><text:span text:style-name="T102">)</text:span></text:p>
      <text:p text:style-name="P74">To save the text to a file, add &gt;<text:span text:style-name="T103">file</text:span><text:span text:style-name="T104">name</text:span> to the end. E.g.</text:p>
      <text:p text:style-name="P41"><text:soft-page-break/>BasList program &gt;"file.txt"</text:p>
      <text:p text:style-name="P75">This will save <text:span text:style-name="T93">(spool) </text:span>the listing to a file named file.txt in the current directory, <text:span text:style-name="Emphasis"><text:span text:style-name="T93">instead of</text:span></text:span><text:span text:style-name="T93"> displaying it </text:span><text:span text:style-name="T105">on screen</text:span>. Enclose the file specification in double quotes if <text:span text:style-name="T46">it i</text:span>ncludes spaces.</text:p>
      <text:p text:style-name="P72"><text:tab/>To append several listings, use &gt;&gt;<text:span text:style-name="T104">filename</text:span>. Example:</text:p>
      <text:p text:style-name="Example"><text:tab/>BasList program 10,100 &gt;file.txt</text:p>
      <text:p text:style-name="Example"><text:tab/>BasList program 1000,1200 &gt;&gt;file.txt</text:p>
      <text:p text:style-name="Example"><text:tab/>BasList program 3000,3100 &gt;&gt;file.txt</text:p>
      <text:p text:style-name="P76">Note that the <text:span text:style-name="Strong_20_Emphasis">first</text:span> <text:span text:style-name="T93">command</text:span> has <text:span text:style-name="T106">one</text:span> chevron, in order to create the text file, and subsequent ones have a <text:span text:style-name="T106">double</text:span> chevron to append to it.</text:p>
      <text:p text:style-name="Text_20_body"/>
      <text:p text:style-name="Text_20_body"><text:span text:style-name="T101">S</text:span>aving a text file in order to *EXEC into a BBC Micro or copy and paste into BBC BASIC for Windows (for example) is a good way to convert between the Acorn and R.T. Russell formats.</text:p>
      <text:h text:style-name="Heading_20_2" text:outline-level="2">Version Information</text:h>
      <text:p text:style-name="Hanging_20_indent">1.0.0<text:tab/>First release</text:p>
      <text:p text:style-name="Hanging_20_indent">1.0.1<text:tab/>Bugs fixed:</text:p>
      <text:list text:style-name="L3">
        <text:list-item>
          <text:p text:style-name="P77">PrettyPrint added space after TO in the keyword TOP</text:p>
        </text:list-item>
        <text:list-item>
          <text:p text:style-name="P77">Now respects increased line number range for BASIC V</text:p>
        </text:list-item>
      </text:list>
      <text:p text:style-name="P78">1.0.2<text:tab/><text:span text:style-name="T107">Enhancement:</text:span><text:span text:style-name="T80"/></text:p>
      <text:list text:style-name="L4">
        <text:list-item>
          <text:p text:style-name="P79">Removed the limitation that the filename must be the first <text:span text:style-name="T108">parameter</text:span>. It may now appear anywhere in the list of parameters (<text:span text:style-name="T107">though</text:span> IF or IFX must be last). <text:span text:style-name="T108">The first parameter not preceded by / or – and not a line number will be treated as a file.</text:span></text:p>
        </text:list-item>
        <text:list-item>
          <text:p text:style-name="P80">Added /file= or /f= option for cases when filename is numeric and would otherwise be seen as a line number.</text:p>
        </text:list-item>
      </text:list>
      <text:p text:style-name="P81">1.0.3<text:tab/><text:span text:style-name="T109">Installer adds batch files for Shell:sendto folder</text:span></text:p>
      <text:p text:style-name="P82">1.0.4<text:tab/>Upgrade to .Net 8.0. D<text:span text:style-name="T12">ark and light </text:span><text:span text:style-name="T110">mode</text:span><text:span text:style-name="T12">. </text:span><text:span text:style-name="T110">PrettyPrint </text:span><text:span text:style-name="T31">enhancements and bug fixes</text:span><text:span text:style-name="T12">.</text:span></text:p>
      <text:p text:style-name="P83">1.1.0<text:tab/><text:span text:style-name="T27">Major improvements to code analysis, and colouring and spacing with PrettyPrint.</text:span></text:p>
      <text:p text:style-name="P83"><text:span text:style-name="T83"><text:tab/></text:span><text:span text:style-name="T111">IFX now compatible with </text:span><text:span text:style-name="T83">PrettyPrint</text:span><text:span text:style-name="T112">.</text:span></text:p>
      <text:p text:style-name="P84"><text:tab/><text:span text:style-name="T113">Addition of LIST directive.</text:span></text:p>
      <text:p text:style-name="P85"><text:tab/>ARM and 6502/65C12 assembler recognised <text:span text:style-name="T114">(not Z80)</text:span>.</text:p>
      <text:p text:style-name="P86"><text:tab/><text:span text:style-name="T27">BreakApart option added </text:span><text:span text:style-name="T115">(now S</text:span><text:span text:style-name="T23">plitLines</text:span><text:span text:style-name="T116">)</text:span></text:p>
      <text:p text:style-name="P87"/>
      <text:p text:style-name="Text_20_body">© Andrew Rowland 2022-202<text:span text:style-name="T117">6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Garamond" svg:font-family="Garamond" style:font-family-generic="roman"/>
    <style:font-face style:name="Garamond1" svg:font-family="Garamond" style:font-adornments="Bold" style:font-family-generic="roman" style:font-pitch="variable"/>
    <style:font-face style:name="Liberation Mono" svg:font-family="'Liberation Mono'" style:font-family-generic="modern" style:font-pitch="fixed"/>
    <style:font-face style:name="Malgun Gothic" svg:font-family="'Malgun Gothic'" style:font-family-generic="swiss"/>
    <style:font-face style:name="Malgun Gothic1" svg:font-family="'Malgun Gothic'" style:font-adornments="Regular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Garamond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Garamond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99cm" style:contextual-spacing="false" fo:line-height="120%" style:page-number="auto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Malgun Gothic" fo:font-family="'Malgun Gothic'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>
        <style:tab-stops/>
      </style:paragraph-properties>
    </style:style>
    <style:style style:name="List" style:family="paragraph" style:parent-style-name="Text_20_body" style:class="list">
      <style:text-properties style:font-name="Garamond" fo:font-family="Garamond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Garamond" fo:font-family="Garamond" style:font-family-generic="roman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aramond" fo:font-family="Garamond" style:font-family-generic="roman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Code" style:family="paragraph" style:parent-style-name="Standard">
      <style:paragraph-properties>
        <style:tab-stops>
          <style:tab-stop style:position="3cm"/>
          <style:tab-stop style:position="3.799cm"/>
        </style:tab-stops>
      </style:paragraph-properties>
      <style:text-properties style:font-name="Courier New" fo:font-family="'Courier New'" style:font-family-generic="modern" style:font-pitch="fixed" fo:font-size="10pt" style:font-size-asian="10pt" style:font-size-complex="10pt"/>
    </style:style>
    <style:style style:name="Example" style:family="paragraph" style:parent-style-name="Code">
      <style:paragraph-properties fo:margin-top="0cm" fo:margin-bottom="0.15cm" style:contextual-spacing="false"/>
      <style:text-properties fo:font-size="12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style:font-name="Malgun Gothic1" fo:font-family="'Malgun Gothic'" style:font-style-name="Regular" style:font-family-generic="swiss" style:font-pitch="variable" fo:font-size="16pt" fo:font-weight="normal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 fo:text-align="center" style:justify-single-word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349cm" fo:margin-bottom="0.21cm" style:contextual-spacing="false"/>
      <style:text-properties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.3cm" fo:margin-right="0cm" fo:text-indent="-1.3cm" style:auto-text-indent="false">
        <style:tab-stops/>
      </style:paragraph-properties>
    </style:style>
    <style:style style:name="Subhead" style:family="paragraph" style:parent-style-name="Text_20_body">
      <style:paragraph-properties fo:margin-left="1cm" fo:margin-right="0cm" fo:margin-top="0.21cm" fo:margin-bottom="0.21cm" style:contextual-spacing="false" fo:text-indent="0cm" style:auto-text-indent="false"/>
      <style:text-properties fo:font-weight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left="0.499cm" fo:margin-top="0.212cm" fo:margin-bottom="0.212cm" style:contextual-spacing="false"/>
      <style:text-properties style:font-name="Garamond1" fo:font-family="Garamond" style:font-style-name="Bold" style:font-family-generic="roman" style:font-pitch="variable" fo:font-size="12pt" fo:font-weight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margin-left="0.101cm" fo:margin-top="0.101cm" fo:margin-bottom="0.101cm" style:contextual-spacing="false" fo:line-height="100%"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Example" style:family="text">
      <style:text-properties style:font-name="Courier New1" fo:font-family="'Courier New'" style:font-style-name="Regular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4e5e4a" officeooo:paragraph-rsid="004e5e4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A Rowland</meta:initial-creator>
    <meta:creation-date>2022-09-10T16:31:29.234000000</meta:creation-date>
    <dc:date>2026-04-19T11:50:59.154020500</dc:date>
    <dc:creator>A C Rowland</dc:creator>
    <meta:editing-duration>PT13H40M43S</meta:editing-duration>
    <meta:editing-cycles>65</meta:editing-cycles>
    <meta:generator>LibreOffice/26.2.1.2$Windows_X86_64 LibreOffice_project/620$Build-2</meta:generator>
    <meta:print-date>2026-03-24T21:17:20.685356300</meta:print-date>
    <meta:printed-by>PDF files: A C Rowland</meta:printed-by>
    <meta:document-statistic meta:table-count="0" meta:image-count="0" meta:object-count="0" meta:page-count="6" meta:paragraph-count="144" meta:word-count="1750" meta:character-count="10394" meta:non-whitespace-character-count="8708"/>
  </office:meta>
</office:document-meta>
</file>